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4B00000106660CED079D9F2FFA.png" manifest:media-type="image/png"/>
  <manifest:file-entry manifest:full-path="Pictures/10000001000002D700000106F703635A61E5443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" officeooo:paragraph-rsid="0016703d"/>
    </style:style>
    <style:style style:name="P2" style:family="paragraph" style:parent-style-name="Heading_20_2">
      <style:paragraph-properties fo:margin-top="0cm" fo:margin-bottom="0cm" style:contextual-spacing="false" fo:text-align="start" style:justify-single-word="false"/>
      <style:text-properties style:font-name="arial" officeooo:paragraph-rsid="0016703d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" officeooo:paragraph-rsid="001c9331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" officeooo:paragraph-rsid="0025fbb0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" officeooo:paragraph-rsid="002be7f3"/>
    </style:style>
    <style:style style:name="P6" style:family="paragraph" style:parent-style-name="Heading_20_2">
      <style:paragraph-properties fo:margin-top="0cm" fo:margin-bottom="0cm" style:contextual-spacing="false" fo:text-align="start" style:justify-single-word="false"/>
      <style:text-properties style:font-name="arial" officeooo:paragraph-rsid="00153ba3"/>
    </style:style>
    <style:style style:name="P7" style:family="paragraph" style:parent-style-name="Heading_20_1">
      <style:paragraph-properties fo:margin-top="0cm" fo:margin-bottom="0cm" style:contextual-spacing="false" fo:text-align="start" style:justify-single-word="false"/>
      <style:text-properties style:font-name="arial" fo:font-size="12pt" fo:font-style="normal" fo:font-weight="normal" officeooo:rsid="0012f591" officeooo:paragraph-rsid="0012f59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" fo:font-size="12pt" fo:font-style="normal" fo:font-weight="normal" officeooo:rsid="0012f591" officeooo:paragraph-rsid="0012f59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" fo:font-size="16pt" fo:font-style="normal" officeooo:paragraph-rsid="00153ba3" style:font-size-asian="16pt" style:font-style-asian="normal" style:font-size-complex="16pt" style:font-style-complex="normal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53ba3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5b06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5fbb0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372d45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54713b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5e05e2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be7f3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a7c9ec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dacf7"/>
    </style:style>
    <style:style style:name="P19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officeooo:paragraph-rsid="002dacf7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e7d7b9"/>
    </style:style>
    <style:style style:name="P21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153ba3"/>
    </style:style>
    <style:style style:name="P22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55eefa"/>
    </style:style>
    <style:style style:name="P23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62b37a"/>
    </style:style>
    <style:style style:name="P2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953ee5"/>
    </style:style>
    <style:style style:name="P2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54713b"/>
    </style:style>
    <style:style style:name="P2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979907"/>
    </style:style>
    <style:style style:name="P2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780db2"/>
    </style:style>
    <style:style style:name="P28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62b37a"/>
    </style:style>
    <style:style style:name="P29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94549a"/>
    </style:style>
    <style:style style:name="P30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6bea23"/>
    </style:style>
    <style:style style:name="P31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70b487"/>
    </style:style>
    <style:style style:name="P32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918429"/>
    </style:style>
    <style:style style:name="P33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ce134d"/>
    </style:style>
    <style:style style:name="P34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style:font-name="arial" officeooo:paragraph-rsid="00993274"/>
    </style:style>
    <style:style style:name="P35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style:font-name="arial" officeooo:paragraph-rsid="00cb6ad6"/>
    </style:style>
    <style:style style:name="P36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style:font-name="arial" officeooo:paragraph-rsid="00c8c1dc"/>
    </style:style>
    <style:style style:name="P37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arial" officeooo:paragraph-rsid="00c61a6c"/>
    </style:style>
    <style:style style:name="P38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arial" officeooo:paragraph-rsid="00753ae9"/>
    </style:style>
    <style:style style:name="P39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arial" officeooo:paragraph-rsid="00f64e38"/>
    </style:style>
    <style:style style:name="T1" style:family="text">
      <style:text-properties officeooo:rsid="00142539"/>
    </style:style>
    <style:style style:name="T2" style:family="text">
      <style:text-properties fo:font-size="12pt" fo:font-style="normal" officeooo:rsid="0016703d" style:font-size-asian="10.5pt" style:font-style-asian="normal" style:font-size-complex="12pt" style:font-style-complex="normal"/>
    </style:style>
    <style:style style:name="T3" style:family="text">
      <style:text-properties fo:font-size="12pt" fo:font-style="normal" officeooo:rsid="00753ae9" style:font-size-asian="10.5pt" style:font-style-asian="normal" style:font-size-complex="12pt" style:font-style-complex="normal"/>
    </style:style>
    <style:style style:name="T4" style:family="text">
      <style:text-properties fo:font-size="12pt" fo:font-style="normal" officeooo:rsid="00b9e4aa" style:font-size-asian="10.5pt" style:font-style-asian="normal" style:font-size-complex="12pt" style:font-style-complex="normal"/>
    </style:style>
    <style:style style:name="T5" style:family="text">
      <style:text-properties fo:font-size="12pt" fo:font-style="normal" officeooo:rsid="00b9fb27" style:font-size-asian="10.5pt" style:font-style-asian="normal" style:font-size-complex="12pt" style:font-style-complex="normal"/>
    </style:style>
    <style:style style:name="T6" style:family="text">
      <style:text-properties fo:font-size="12pt" fo:font-style="normal" officeooo:rsid="00bad3dd" style:font-size-asian="10.5pt" style:font-style-asian="normal" style:font-size-complex="12pt" style:font-style-complex="normal"/>
    </style:style>
    <style:style style:name="T7" style:family="text">
      <style:text-properties fo:font-size="12pt" fo:font-style="normal" officeooo:rsid="00bc20b3" style:font-size-asian="10.5pt" style:font-style-asian="normal" style:font-size-complex="12pt" style:font-style-complex="normal"/>
    </style:style>
    <style:style style:name="T8" style:family="text">
      <style:text-properties fo:font-size="12pt" fo:font-style="normal" officeooo:rsid="00bfa4f2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c6cfe4" style:font-size-asian="10.5pt" style:font-style-asian="normal" style:font-size-complex="12pt" style:font-style-complex="normal"/>
    </style:style>
    <style:style style:name="T10" style:family="text">
      <style:text-properties fo:font-size="12pt" fo:font-style="normal" officeooo:rsid="00f64e38" style:font-size-asian="10.5pt" style:font-style-asian="normal" style:font-size-complex="12pt" style:font-style-complex="normal"/>
    </style:style>
    <style:style style:name="T11" style:family="text">
      <style:text-properties fo:font-size="12pt" fo:font-style="normal" officeooo:rsid="00f7d9e5" style:font-size-asian="10.5pt" style:font-style-asian="normal" style:font-size-complex="12pt" style:font-style-complex="normal"/>
    </style:style>
    <style:style style:name="T12" style:family="text">
      <style:text-properties fo:font-size="12pt" fo:font-style="normal" officeooo:rsid="00f83cdd" style:font-size-asian="10.5pt" style:font-style-asian="normal" style:font-size-complex="12pt" style:font-style-complex="normal"/>
    </style:style>
    <style:style style:name="T13" style:family="text">
      <style:text-properties fo:font-size="12pt" fo:font-style="normal" fo:font-weight="bold" officeooo:rsid="002f06f4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1c5b06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style:font-name="arial" fo:font-size="12pt" fo:font-style="normal" officeooo:rsid="001c5b06" style:font-size-asian="10.5pt" style:font-style-asian="normal" style:font-size-complex="12pt" style:font-style-complex="normal"/>
    </style:style>
    <style:style style:name="T17" style:family="text">
      <style:text-properties style:font-name="arial" fo:font-size="12pt" fo:font-style="normal" officeooo:rsid="002177f7" style:font-size-asian="10.5pt" style:font-style-asian="normal" style:font-size-complex="12pt" style:font-style-complex="normal"/>
    </style:style>
    <style:style style:name="T18" style:family="text">
      <style:text-properties style:font-name="arial" fo:font-size="12pt" fo:font-style="normal" officeooo:rsid="0021e584" style:font-size-asian="10.5pt" style:font-style-asian="normal" style:font-size-complex="12pt" style:font-style-complex="normal"/>
    </style:style>
    <style:style style:name="T19" style:family="text">
      <style:text-properties style:font-name="arial" fo:font-size="12pt" fo:font-style="normal" officeooo:rsid="00257a39" style:font-size-asian="10.5pt" style:font-style-asian="normal" style:font-size-complex="12pt" style:font-style-complex="normal"/>
    </style:style>
    <style:style style:name="T20" style:family="text">
      <style:text-properties style:font-name="arial" fo:font-size="12pt" fo:font-style="normal" officeooo:rsid="0025fbb0" style:font-size-asian="10.5pt" style:font-style-asian="normal" style:font-size-complex="12pt" style:font-style-complex="normal"/>
    </style:style>
    <style:style style:name="T21" style:family="text">
      <style:text-properties style:font-name="arial" fo:font-size="12pt" fo:font-style="normal" officeooo:rsid="00356bb9" style:font-size-asian="10.5pt" style:font-style-asian="normal" style:font-size-complex="12pt" style:font-style-complex="normal"/>
    </style:style>
    <style:style style:name="T22" style:family="text">
      <style:text-properties style:font-name="arial" fo:font-size="12pt" fo:font-style="normal" officeooo:rsid="0016703d" style:font-size-asian="10.5pt" style:font-style-asian="normal" style:font-size-complex="12pt" style:font-style-complex="normal"/>
    </style:style>
    <style:style style:name="T23" style:family="text">
      <style:text-properties style:font-name="arial" fo:font-size="12pt" fo:font-style="normal" officeooo:rsid="0055eefa" style:font-size-asian="10.5pt" style:font-style-asian="normal" style:font-size-complex="12pt" style:font-style-complex="normal"/>
    </style:style>
    <style:style style:name="T24" style:family="text">
      <style:text-properties style:font-name="arial" fo:font-size="12pt" fo:font-style="normal" officeooo:rsid="0056cd84" style:font-size-asian="10.5pt" style:font-style-asian="normal" style:font-size-complex="12pt" style:font-style-complex="normal"/>
    </style:style>
    <style:style style:name="T25" style:family="text">
      <style:text-properties style:font-name="arial" fo:font-size="12pt" fo:font-style="normal" officeooo:rsid="00582c80" style:font-size-asian="10.5pt" style:font-style-asian="normal" style:font-size-complex="12pt" style:font-style-complex="normal"/>
    </style:style>
    <style:style style:name="T26" style:family="text">
      <style:text-properties style:font-name="arial" fo:font-size="12pt" fo:font-style="normal" officeooo:rsid="0062b37a" style:font-size-asian="10.5pt" style:font-style-asian="normal" style:font-size-complex="12pt" style:font-style-complex="normal"/>
    </style:style>
    <style:style style:name="T27" style:family="text">
      <style:text-properties style:font-name="arial" fo:font-size="12pt" fo:font-style="normal" officeooo:rsid="006664a2" style:font-size-asian="10.5pt" style:font-style-asian="normal" style:font-size-complex="12pt" style:font-style-complex="normal"/>
    </style:style>
    <style:style style:name="T28" style:family="text">
      <style:text-properties style:font-name="arial" fo:font-size="12pt" fo:font-style="normal" officeooo:rsid="0066f494" style:font-size-asian="10.5pt" style:font-style-asian="normal" style:font-size-complex="12pt" style:font-style-complex="normal"/>
    </style:style>
    <style:style style:name="T29" style:family="text">
      <style:text-properties style:font-name="arial" fo:font-size="12pt" fo:font-style="normal" officeooo:rsid="0067b75d" style:font-size-asian="10.5pt" style:font-style-asian="normal" style:font-size-complex="12pt" style:font-style-complex="normal"/>
    </style:style>
    <style:style style:name="T30" style:family="text">
      <style:text-properties style:font-name="arial" fo:font-size="12pt" fo:font-style="normal" officeooo:rsid="006b3b34" style:font-size-asian="10.5pt" style:font-style-asian="normal" style:font-size-complex="12pt" style:font-style-complex="normal"/>
    </style:style>
    <style:style style:name="T31" style:family="text">
      <style:text-properties style:font-name="arial" fo:font-size="12pt" fo:font-style="normal" officeooo:rsid="006bea23" style:font-size-asian="10.5pt" style:font-style-asian="normal" style:font-size-complex="12pt" style:font-style-complex="normal"/>
    </style:style>
    <style:style style:name="T32" style:family="text">
      <style:text-properties style:font-name="arial" fo:font-size="12pt" fo:font-style="normal" officeooo:rsid="00704c0c" style:font-size-asian="10.5pt" style:font-style-asian="normal" style:font-size-complex="12pt" style:font-style-complex="normal"/>
    </style:style>
    <style:style style:name="T33" style:family="text">
      <style:text-properties style:font-name="arial" fo:font-size="12pt" fo:font-style="normal" officeooo:rsid="0070b487" style:font-size-asian="10.5pt" style:font-style-asian="normal" style:font-size-complex="12pt" style:font-style-complex="normal"/>
    </style:style>
    <style:style style:name="T34" style:family="text">
      <style:text-properties style:font-name="arial" fo:font-size="12pt" fo:font-style="normal" officeooo:rsid="00710f5f" style:font-size-asian="10.5pt" style:font-style-asian="normal" style:font-size-complex="12pt" style:font-style-complex="normal"/>
    </style:style>
    <style:style style:name="T35" style:family="text">
      <style:text-properties style:font-name="arial" fo:font-size="12pt" fo:font-style="normal" officeooo:rsid="00723600" style:font-size-asian="10.5pt" style:font-style-asian="normal" style:font-size-complex="12pt" style:font-style-complex="normal"/>
    </style:style>
    <style:style style:name="T36" style:family="text">
      <style:text-properties style:font-name="arial" fo:font-size="12pt" fo:font-style="normal" officeooo:rsid="00780db2" style:font-size-asian="10.5pt" style:font-style-asian="normal" style:font-size-complex="12pt" style:font-style-complex="normal"/>
    </style:style>
    <style:style style:name="T37" style:family="text">
      <style:text-properties style:font-name="arial" fo:font-size="12pt" fo:font-style="normal" officeooo:rsid="007bbcd4" style:font-size-asian="10.5pt" style:font-style-asian="normal" style:font-size-complex="12pt" style:font-style-complex="normal"/>
    </style:style>
    <style:style style:name="T38" style:family="text">
      <style:text-properties style:font-name="arial" fo:font-size="12pt" fo:font-style="normal" officeooo:rsid="008287b0" style:font-size-asian="10.5pt" style:font-style-asian="normal" style:font-size-complex="12pt" style:font-style-complex="normal"/>
    </style:style>
    <style:style style:name="T39" style:family="text">
      <style:text-properties style:font-name="arial" fo:font-size="12pt" fo:font-style="normal" officeooo:rsid="0083b4b3" style:font-size-asian="10.5pt" style:font-style-asian="normal" style:font-size-complex="12pt" style:font-style-complex="normal"/>
    </style:style>
    <style:style style:name="T40" style:family="text">
      <style:text-properties style:font-name="arial" fo:font-size="12pt" fo:font-style="normal" officeooo:rsid="0084c3c8" style:font-size-asian="10.5pt" style:font-style-asian="normal" style:font-size-complex="12pt" style:font-style-complex="normal"/>
    </style:style>
    <style:style style:name="T41" style:family="text">
      <style:text-properties style:font-name="arial" fo:font-size="12pt" fo:font-style="normal" officeooo:rsid="008d8ecb" style:font-size-asian="10.5pt" style:font-style-asian="normal" style:font-size-complex="12pt" style:font-style-complex="normal"/>
    </style:style>
    <style:style style:name="T42" style:family="text">
      <style:text-properties style:font-name="arial" fo:font-size="12pt" fo:font-style="normal" officeooo:rsid="00909a3b" style:font-size-asian="10.5pt" style:font-style-asian="normal" style:font-size-complex="12pt" style:font-style-complex="normal"/>
    </style:style>
    <style:style style:name="T43" style:family="text">
      <style:text-properties style:font-name="arial" fo:font-size="12pt" fo:font-style="normal" officeooo:rsid="0092c22f" style:font-size-asian="10.5pt" style:font-style-asian="normal" style:font-size-complex="12pt" style:font-style-complex="normal"/>
    </style:style>
    <style:style style:name="T44" style:family="text">
      <style:text-properties style:font-name="arial" fo:font-size="12pt" fo:font-style="normal" officeooo:rsid="0094549a" style:font-size-asian="10.5pt" style:font-style-asian="normal" style:font-size-complex="12pt" style:font-style-complex="normal"/>
    </style:style>
    <style:style style:name="T45" style:family="text">
      <style:text-properties style:font-name="arial" fo:font-size="12pt" fo:font-style="normal" officeooo:rsid="00953ee5" style:font-size-asian="10.5pt" style:font-style-asian="normal" style:font-size-complex="12pt" style:font-style-complex="normal"/>
    </style:style>
    <style:style style:name="T46" style:family="text">
      <style:text-properties style:font-name="arial" fo:font-size="12pt" fo:font-style="normal" officeooo:rsid="0095708a" style:font-size-asian="10.5pt" style:font-style-asian="normal" style:font-size-complex="12pt" style:font-style-complex="normal"/>
    </style:style>
    <style:style style:name="T47" style:family="text">
      <style:text-properties style:font-name="arial" fo:font-size="12pt" fo:font-style="normal" officeooo:rsid="00979907" style:font-size-asian="10.5pt" style:font-style-asian="normal" style:font-size-complex="12pt" style:font-style-complex="normal"/>
    </style:style>
    <style:style style:name="T48" style:family="text">
      <style:text-properties style:font-name="arial" fo:font-size="12pt" fo:font-style="normal" officeooo:rsid="00b9e4aa" style:font-size-asian="10.5pt" style:font-style-asian="normal" style:font-size-complex="12pt" style:font-style-complex="normal"/>
    </style:style>
    <style:style style:name="T49" style:family="text">
      <style:text-properties style:font-name="arial" fo:font-size="12pt" fo:font-style="normal" officeooo:rsid="00c53642" style:font-size-asian="10.5pt" style:font-style-asian="normal" style:font-size-complex="12pt" style:font-style-complex="normal"/>
    </style:style>
    <style:style style:name="T50" style:family="text">
      <style:text-properties style:font-name="arial" fo:font-size="12pt" fo:font-style="normal" officeooo:rsid="00d9e9ab" style:font-size-asian="10.5pt" style:font-style-asian="normal" style:font-size-complex="12pt" style:font-style-complex="normal"/>
    </style:style>
    <style:style style:name="T51" style:family="text">
      <style:text-properties style:font-name="arial" fo:font-size="12pt" fo:font-style="normal" officeooo:rsid="00db9a64" style:font-size-asian="10.5pt" style:font-style-asian="normal" style:font-size-complex="12pt" style:font-style-complex="normal"/>
    </style:style>
    <style:style style:name="T52" style:family="text">
      <style:text-properties style:font-name="arial" fo:font-size="12pt" fo:font-style="normal" officeooo:rsid="00dd7cad" style:font-size-asian="10.5pt" style:font-style-asian="normal" style:font-size-complex="12pt" style:font-style-complex="normal"/>
    </style:style>
    <style:style style:name="T53" style:family="text">
      <style:text-properties style:font-name="arial" fo:font-size="12pt" fo:font-style="normal" fo:font-weight="bold" officeooo:rsid="00263fea" style:font-size-asian="10.5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2be7f3" style:font-size-asian="10.5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normal" fo:font-weight="bold" officeooo:rsid="001c5b06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style:font-name="arial" fo:font-size="12pt" fo:font-style="normal" fo:font-weight="bold" officeooo:rsid="006d1a81" style:font-size-asian="10.5pt" style:font-style-asian="normal" style:font-weight-asian="bold" style:font-size-complex="12pt" style:font-style-complex="normal" style:font-weight-complex="bold"/>
    </style:style>
    <style:style style:name="T57" style:family="text">
      <style:text-properties style:font-name="arial" fo:font-size="12pt" fo:font-style="normal" fo:font-weight="bold" officeooo:rsid="002dacf7" style:font-size-asian="10.5pt" style:font-style-asian="normal" style:font-weight-asian="bold" style:font-size-complex="12pt" style:font-style-complex="normal" style:font-weight-complex="bold"/>
    </style:style>
    <style:style style:name="T58" style:family="text">
      <style:text-properties style:font-name="arial" fo:font-size="12pt" fo:font-style="normal" fo:font-weight="normal" officeooo:rsid="002dacf7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arial" fo:font-size="12pt" fo:font-style="normal" fo:font-weight="normal" officeooo:rsid="002f06f4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arial" fo:font-size="12pt" fo:font-style="normal" fo:font-weight="normal" officeooo:rsid="004cf732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arial" fo:font-size="12pt" fo:font-style="normal" fo:font-weight="normal" officeooo:rsid="004ed6de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arial" fo:font-size="12pt" fo:font-style="normal" fo:font-weight="normal" officeooo:rsid="007ebd5b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arial" fo:font-size="12pt" fo:font-style="normal" fo:font-weight="normal" officeooo:rsid="008006ae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arial" fo:font-size="12pt" fo:font-style="normal" fo:font-weight="normal" officeooo:rsid="008131cb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arial" fo:font-size="12pt" fo:font-style="normal" fo:font-weight="normal" officeooo:rsid="00859cff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arial" fo:font-size="12pt" fo:font-style="normal" fo:font-weight="normal" officeooo:rsid="009b4343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arial" fo:font-size="12pt" fo:font-style="normal" fo:font-weight="normal" officeooo:rsid="009c4fca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arial" fo:font-size="12pt" fo:font-style="normal" fo:font-weight="normal" officeooo:rsid="009d580e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arial" fo:font-size="12pt" fo:font-style="normal" fo:font-weight="normal" officeooo:rsid="009eea31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arial" fo:font-size="12pt" fo:font-style="normal" fo:font-weight="normal" officeooo:rsid="009fb490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arial" fo:font-size="12pt" fo:font-style="normal" fo:font-weight="normal" officeooo:rsid="00a09aa6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arial" fo:font-size="12pt" fo:font-style="normal" fo:font-weight="normal" officeooo:rsid="00a29d19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arial" fo:font-size="12pt" fo:font-style="normal" fo:font-weight="normal" officeooo:rsid="00a33024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arial" fo:font-size="12pt" fo:font-style="normal" fo:font-weight="normal" officeooo:rsid="00a47380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arial" fo:font-size="12pt" fo:font-style="normal" fo:font-weight="normal" officeooo:rsid="00a5b5b4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arial" fo:font-size="12pt" fo:font-style="normal" fo:font-weight="normal" officeooo:rsid="00a7c9ec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arial" fo:font-size="12pt" fo:font-style="normal" fo:font-weight="normal" officeooo:rsid="00ab07fd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" fo:font-size="12pt" fo:font-style="normal" fo:font-weight="normal" officeooo:rsid="00ac284c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arial" fo:font-size="12pt" fo:font-style="normal" fo:font-weight="normal" officeooo:rsid="00b1a028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arial" fo:font-size="12pt" fo:font-style="normal" fo:font-weight="normal" officeooo:rsid="00b6da8c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fo:font-weight="normal" officeooo:rsid="00c0ad56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normal" fo:font-weight="normal" officeooo:rsid="00e23745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" fo:font-size="12pt" fo:font-style="normal" fo:font-weight="normal" officeooo:rsid="00e39b68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arial" fo:font-size="12pt" fo:font-style="normal" fo:font-weight="normal" officeooo:rsid="00e4ea92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arial" fo:font-size="12pt" fo:font-style="normal" fo:font-weight="normal" officeooo:rsid="00e7d7b9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arial" fo:font-size="12pt" fo:font-style="normal" fo:font-weight="normal" officeooo:rsid="00e9c9db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arial" fo:font-size="12pt" fo:font-style="normal" fo:font-weight="normal" officeooo:rsid="00ebc2d3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arial" fo:font-size="12pt" fo:font-style="normal" fo:font-weight="normal" officeooo:rsid="00efbd15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arial" fo:font-size="12pt" fo:font-style="normal" fo:font-weight="normal" officeooo:rsid="00f173b0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arial" fo:font-size="12pt" fo:font-style="normal" fo:font-weight="normal" officeooo:rsid="00f2d35b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arial" fo:font-size="16pt" fo:font-style="normal" style:font-size-asian="16pt" style:font-style-asian="normal" style:font-size-complex="16pt" style:font-style-complex="normal"/>
    </style:style>
    <style:style style:name="T92" style:family="text">
      <style:text-properties style:font-name="arial" fo:font-size="16pt" fo:font-style="normal" officeooo:rsid="0012f591" style:font-size-asian="16pt" style:font-style-asian="normal" style:font-size-complex="16pt" style:font-style-complex="normal"/>
    </style:style>
    <style:style style:name="T93" style:family="text">
      <style:text-properties style:font-name="arial" fo:font-size="16pt" fo:font-style="normal" fo:font-weight="bold" officeooo:rsid="00d7bd9e" style:font-name-asian="Noto Serif CJK SC" style:font-size-asian="16pt" style:font-style-asian="normal" style:font-weight-asian="bold" style:font-name-complex="Lohit Devanagari1" style:font-size-complex="16pt" style:font-style-complex="normal" style:font-weight-complex="bold"/>
    </style:style>
    <style:style style:name="T94" style:family="text">
      <style:text-properties fo:font-variant="normal" fo:text-transform="none" fo:color="#000000" loext:opacity="100%" style:font-name="arial" fo:font-size="12pt" fo:letter-spacing="normal" fo:font-style="normal" fo:font-weight="normal" officeooo:rsid="00263fea" style:font-size-asian="12pt" style:font-style-asian="normal" style:font-size-complex="12pt" style:font-style-complex="normal"/>
    </style:style>
    <style:style style:name="T95" style:family="text">
      <style:text-properties fo:font-variant="normal" fo:text-transform="none" fo:color="#000000" loext:opacity="100%" style:font-name="arial" fo:font-size="12pt" fo:letter-spacing="normal" fo:font-style="normal" fo:font-weight="normal" officeooo:rsid="00372d45" style:font-size-asian="12pt" style:font-style-asian="normal" style:font-size-complex="12pt" style:font-style-complex="normal"/>
    </style:style>
    <style:style style:name="T96" style:family="text">
      <style:text-properties fo:font-variant="normal" fo:text-transform="none" fo:color="#000000" loext:opacity="100%" style:font-name="arial" fo:font-size="12pt" fo:letter-spacing="normal" fo:font-style="normal" fo:font-weight="normal" officeooo:rsid="0038c65d" style:font-size-asian="12pt" style:font-style-asian="normal" style:font-size-complex="12pt" style:font-style-complex="normal"/>
    </style:style>
    <style:style style:name="T97" style:family="text">
      <style:text-properties fo:font-variant="normal" fo:text-transform="none" fo:color="#000000" loext:opacity="100%" style:font-name="arial" fo:font-size="12pt" fo:letter-spacing="normal" fo:font-style="normal" fo:font-weight="normal" officeooo:rsid="00397325" style:font-size-asian="12pt" style:font-style-asian="normal" style:font-size-complex="12pt" style:font-style-complex="normal"/>
    </style:style>
    <style:style style:name="T98" style:family="text">
      <style:text-properties fo:font-variant="normal" fo:text-transform="none" fo:color="#000000" loext:opacity="100%" style:font-name="arial" fo:font-size="12pt" fo:letter-spacing="normal" fo:font-style="normal" fo:font-weight="normal" officeooo:rsid="00257a39" style:font-size-asian="12pt" style:font-style-asian="normal" style:font-size-complex="12pt" style:font-style-complex="normal"/>
    </style:style>
    <style:style style:name="T99" style:family="text">
      <style:text-properties fo:font-variant="normal" fo:text-transform="none" fo:color="#000000" loext:opacity="100%" style:font-name="arial" fo:font-size="12pt" fo:letter-spacing="normal" fo:font-style="normal" fo:font-weight="normal" officeooo:rsid="003df81d" style:font-size-asian="12pt" style:font-style-asian="normal" style:font-size-complex="12pt" style:font-style-complex="normal"/>
    </style:style>
    <style:style style:name="T100" style:family="text">
      <style:text-properties fo:font-variant="normal" fo:text-transform="none" fo:color="#000000" loext:opacity="100%" style:font-name="arial" fo:font-size="12pt" fo:letter-spacing="normal" fo:font-style="normal" fo:font-weight="normal" officeooo:rsid="003e346d" style:font-size-asian="12pt" style:font-style-asian="normal" style:font-size-complex="12pt" style:font-style-complex="normal"/>
    </style:style>
    <style:style style:name="T101" style:family="text">
      <style:text-properties fo:font-variant="normal" fo:text-transform="none" fo:color="#000000" loext:opacity="100%" style:font-name="arial" fo:font-size="12pt" fo:letter-spacing="normal" fo:font-style="normal" fo:font-weight="normal" officeooo:rsid="0042498a" style:font-size-asian="12pt" style:font-style-asian="normal" style:font-size-complex="12pt" style:font-style-complex="normal"/>
    </style:style>
    <style:style style:name="T102" style:family="text">
      <style:text-properties fo:font-variant="normal" fo:text-transform="none" fo:color="#000000" loext:opacity="100%" style:font-name="arial" fo:font-size="12pt" fo:letter-spacing="normal" fo:font-style="normal" fo:font-weight="normal" officeooo:rsid="0042facb" style:font-size-asian="12pt" style:font-style-asian="normal" style:font-size-complex="12pt" style:font-style-complex="normal"/>
    </style:style>
    <style:style style:name="T103" style:family="text">
      <style:text-properties fo:font-variant="normal" fo:text-transform="none" fo:color="#000000" loext:opacity="100%" style:font-name="arial" fo:font-size="12pt" fo:letter-spacing="normal" fo:font-style="normal" fo:font-weight="normal" officeooo:rsid="0051e8fc" style:font-size-asian="12pt" style:font-style-asian="normal" style:font-size-complex="12pt" style:font-style-complex="normal"/>
    </style:style>
    <style:style style:name="T104" style:family="text">
      <style:text-properties fo:font-variant="normal" fo:text-transform="none" fo:color="#000000" loext:opacity="100%" style:font-name="arial" fo:font-size="12pt" fo:letter-spacing="normal" fo:font-style="normal" fo:font-weight="normal" officeooo:rsid="0052f9fe" style:font-size-asian="12pt" style:font-style-asian="normal" style:font-size-complex="12pt" style:font-style-complex="normal"/>
    </style:style>
    <style:style style:name="T105" style:family="text">
      <style:text-properties fo:font-variant="normal" fo:text-transform="none" fo:color="#000000" loext:opacity="100%" style:font-name="arial" fo:font-size="12pt" fo:letter-spacing="normal" fo:font-style="normal" fo:font-weight="normal" officeooo:rsid="008287b0" style:font-size-asian="12pt" style:font-style-asian="normal" style:font-size-complex="12pt" style:font-style-complex="normal"/>
    </style:style>
    <style:style style:name="T106" style:family="text">
      <style:text-properties fo:font-variant="normal" fo:text-transform="none" fo:color="#000000" loext:opacity="100%" style:font-name="arial" fo:font-size="12pt" fo:letter-spacing="normal" fo:font-style="normal" fo:font-weight="normal" officeooo:rsid="00851d34" style:font-size-asian="12pt" style:font-style-asian="normal" style:font-size-complex="12pt" style:font-style-complex="normal"/>
    </style:style>
    <style:style style:name="T107" style:family="text">
      <style:text-properties fo:font-variant="normal" fo:text-transform="none" fo:color="#000000" loext:opacity="100%" style:font-name="arial" fo:font-size="12pt" fo:letter-spacing="normal" fo:font-style="normal" fo:font-weight="normal" officeooo:rsid="00b7ecad" style:font-size-asian="12pt" style:font-style-asian="normal" style:font-size-complex="12pt" style:font-style-complex="normal"/>
    </style:style>
    <style:style style:name="T108" style:family="text">
      <style:text-properties fo:font-variant="normal" fo:text-transform="none" fo:color="#000000" loext:opacity="100%" style:font-name="arial" fo:font-size="12pt" fo:letter-spacing="normal" fo:font-style="normal" fo:font-weight="normal" officeooo:rsid="00b87861" style:font-size-asian="12pt" style:font-style-asian="normal" style:font-size-complex="12pt" style:font-style-complex="normal"/>
    </style:style>
    <style:style style:name="T109" style:family="text">
      <style:text-properties fo:font-variant="normal" fo:text-transform="none" fo:color="#000000" loext:opacity="100%" style:font-name="arial" fo:font-size="12pt" fo:letter-spacing="normal" fo:font-style="normal" fo:font-weight="normal" officeooo:rsid="00e5e715" style:font-size-asian="12pt" style:font-style-asian="normal" style:font-size-complex="12pt" style:font-style-complex="normal"/>
    </style:style>
    <style:style style:name="T110" style:family="text">
      <style:text-properties fo:color="#000000" loext:opacity="100%" fo:font-size="12pt" fo:font-style="normal" officeooo:rsid="002616ba" style:font-size-asian="12pt" style:font-style-asian="normal" style:font-size-complex="12pt" style:font-style-complex="normal"/>
    </style:style>
    <style:style style:name="T111" style:family="text">
      <style:text-properties fo:color="#000000" loext:opacity="100%" fo:font-size="12pt" fo:font-style="normal" officeooo:rsid="001c5b06" style:font-size-asian="12pt" style:font-style-asian="normal" style:font-size-complex="12pt" style:font-style-complex="normal"/>
    </style:style>
    <style:style style:name="T112" style:family="text">
      <style:text-properties fo:color="#000000" loext:opacity="100%" fo:font-size="12pt" fo:font-style="normal" officeooo:rsid="00257a39" style:font-size-asian="12pt" style:font-style-asian="normal" style:font-size-complex="12pt" style:font-style-complex="normal"/>
    </style:style>
    <style:style style:name="T113" style:family="text">
      <style:text-properties fo:color="#000000" loext:opacity="100%" fo:font-size="12pt" fo:font-style="normal" fo:font-weight="normal" officeooo:rsid="00993274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000000" loext:opacity="100%" fo:font-size="12pt" fo:font-style="normal" fo:font-weight="normal" officeooo:rsid="00c2e407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000000" loext:opacity="100%" fo:font-size="12pt" fo:font-style="normal" fo:font-weight="normal" officeooo:rsid="00c8c11e" style:font-size-asian="10.5pt" style:font-style-asian="normal" style:font-weight-asian="normal" style:font-size-complex="12pt" style:font-style-complex="normal" style:font-weight-complex="normal"/>
    </style:style>
    <style:style style:name="T116" style:family="text">
      <style:text-properties fo:color="#000000" loext:opacity="100%" fo:font-size="12pt" fo:font-style="normal" fo:font-weight="normal" officeooo:rsid="00cb6ad6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000000" loext:opacity="100%" fo:font-size="12pt" fo:font-style="normal" fo:font-weight="normal" officeooo:rsid="00dc8444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fo:color="#000000" loext:opacity="100%" fo:font-size="12pt" fo:font-style="normal" fo:font-weight="normal" officeooo:rsid="00f48264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000000" loext:opacity="100%" style:font-name="arial" fo:font-size="12pt" fo:font-style="normal" officeooo:rsid="0025fbb0" style:font-size-asian="10.5pt" style:font-style-asian="normal" style:font-size-complex="12pt" style:font-style-complex="normal"/>
    </style:style>
    <style:style style:name="T120" style:family="text">
      <style:text-properties fo:color="#000000" loext:opacity="100%" style:font-name="arial" fo:font-size="12pt" fo:font-style="normal" fo:font-weight="normal" officeooo:rsid="00ce134d" style:font-size-asian="10.5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000000" loext:opacity="100%" style:font-name="arial" fo:font-size="12pt" fo:font-style="normal" fo:font-weight="normal" officeooo:rsid="00cfda8a" style:font-size-asian="10.5pt" style:font-style-asian="normal" style:font-weight-asian="normal" style:font-size-complex="12pt" style:font-style-complex="normal" style:font-weight-complex="normal"/>
    </style:style>
    <style:style style:name="T122" style:family="text">
      <style:text-properties fo:color="#000000" loext:opacity="100%" style:font-name="arial" fo:font-size="12pt" fo:font-style="normal" fo:font-weight="normal" officeooo:rsid="00d2130b" style:font-size-asian="10.5pt" style:font-style-asian="normal" style:font-weight-asian="normal" style:font-size-complex="12pt" style:font-style-complex="normal" style:font-weight-complex="normal"/>
    </style:style>
    <style:style style:name="T123" style:family="text">
      <style:text-properties officeooo:rsid="008aa72e"/>
    </style:style>
    <style:style style:name="T124" style:family="text">
      <style:text-properties officeooo:rsid="00b1a5e2"/>
    </style:style>
    <style:style style:name="T125" style:family="text">
      <style:text-properties officeooo:rsid="00b298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/>
      <text:h text:style-name="P7" text:outline-level="1">Jarod <text:span text:style-name="T123">K</text:span><text:span text:style-name="T124">OH</text:span><text:span text:style-name="T125">L</text:span><text:span text:style-name="T124">ER</text:span><text:span text:style-name="T123"> </text:span>S3-C2</text:h>
      <text:p text:style-name="P8">Simon <text:span text:style-name="T1">NGUYEN</text:span> S3-C2</text:p>
      <text:p text:style-name="P8"/>
      <text:h text:style-name="P21" text:outline-level="1"><text:span text:style-name="T92">Rapport du </text:span><text:span text:style-name="T91">Mini-projet </text:span><text:span text:style-name="T93">en C</text:span></text:h>
      <text:p text:style-name="P9"/>
      <text:p text:style-name="P9"/>
      <text:h text:style-name="P6" text:outline-level="2"><text:span text:style-name="T15">1. Commande </text:span><text:span text:style-name="Emphasis"><text:span text:style-name="T15">xxd</text:span></text:span></text:h>
      <text:p text:style-name="P10"><text:span text:style-name="Emphasis"><text:span text:style-name="T16"/></text:span></text:p>
      <text:p text:style-name="P14"><text:span text:style-name="Emphasis"><text:span text:style-name="T55">Point fort :</text:span></text:span></text:p>
      <text:list xml:id="list783773774" text:style-name="L1">
        <text:list-item>
          <text:p text:style-name="P22"><text:span text:style-name="Emphasis"><text:span text:style-name="T23">Le programme fonctionne </text:span></text:span><text:span text:style-name="Emphasis"><text:span text:style-name="T24">correctement</text:span></text:span></text:p>
        </text:list-item>
        <text:list-item>
          <text:p text:style-name="P23"><text:span text:style-name="Emphasis"><text:span text:style-name="T26">Une documentation</text:span></text:span></text:p>
        </text:list-item>
        <text:list-item>
          <text:p text:style-name="P24"><text:span text:style-name="Emphasis"><text:span text:style-name="T45">Gestion des erreur</text:span></text:span><text:span text:style-name="Emphasis"><text:span text:style-name="T46">s</text:span></text:span></text:p>
        </text:list-item>
        <text:list-item>
          <text:p text:style-name="P25"><text:span text:style-name="Emphasis"><text:span text:style-name="T25">É</text:span></text:span><text:span text:style-name="Emphasis"><text:span text:style-name="T17">crire n’importe quel message/</text:span></text:span><text:span text:style-name="Emphasis"><text:span text:style-name="T37">caractère</text:span></text:span><text:span text:style-name="Emphasis"><text:span text:style-name="T17"> </text:span></text:span><text:span text:style-name="Emphasis"><text:span text:style-name="T18">dans le fichie</text:span></text:span><text:span text:style-name="Emphasis"><text:span text:style-name="T27">r</text:span></text:span></text:p>
        </text:list-item>
        <text:list-item>
          <text:p text:style-name="P26"><text:span text:style-name="Emphasis"><text:span text:style-name="T47">L’affichage est identique à celle demandé</text:span></text:span><text:span text:style-name="Emphasis"><text:span text:style-name="T51">e</text:span></text:span></text:p>
        </text:list-item>
        <text:list-item>
          <text:p text:style-name="P27"><text:span text:style-name="Emphasis"><text:span text:style-name="T28">Le programme </text:span></text:span><text:span text:style-name="Emphasis"><text:span text:style-name="T29">xxd est identique à la commande système xxd</text:span></text:span></text:p>
          <text:p text:style-name="P27"><text:span text:style-name="Emphasis"><text:span text:style-name="T36">(vérifi</text:span></text:span><text:span text:style-name="Emphasis"><text:span text:style-name="T50">é</text:span></text:span><text:span text:style-name="Emphasis"><text:span text:style-name="T36"> dans l’exercice 2)</text:span></text:span></text:p>
        </text:list-item>
      </text:list>
      <text:p text:style-name="P11"><text:span text:style-name="Emphasis"><text:span text:style-name="T55">Point faible :</text:span></text:span></text:p>
      <text:list xml:id="list2043493274" text:style-name="L2">
        <text:list-item>
          <text:p text:style-name="P34"><text:span text:style-name="Emphasis"><text:span text:style-name="T113">Il manque la gestion de quelques erreurs</text:span></text:span></text:p>
        </text:list-item>
        <text:list-item>
          <text:p text:style-name="P35"><text:span text:style-name="Emphasis"><text:span text:style-name="T116">La commande doit prendre seulement 1 fichier à la fois</text:span></text:span></text:p>
        </text:list-item>
        <text:list-item>
          <text:p text:style-name="P36"><text:span text:style-name="Emphasis"><text:span text:style-name="T114">La taille du contenu du fichier est limité</text:span></text:span><text:span text:style-name="Emphasis"><text:span text:style-name="T117">e</text:span></text:span><text:span text:style-name="Emphasis"><text:span text:style-name="T114"> dans notre programme</text:span></text:span></text:p>
          <text:p text:style-name="P36"><text:span text:style-name="Emphasis"><text:span text:style-name="T114">(</text:span></text:span><text:span text:style-name="Emphasis"><text:span text:style-name="T118">taille maximum de</text:span></text:span><text:span text:style-name="Emphasis"><text:span text:style-name="T114"> 4096 </text:span></text:span><text:span text:style-name="Emphasis"><text:span text:style-name="T115">caractères</text:span></text:span><text:span text:style-name="Emphasis"><text:span text:style-name="T114">)</text:span></text:span></text:p>
        </text:list-item>
      </text:list>
      <text:p text:style-name="P1"><text:span text:style-name="Emphasis"><text:span text:style-name="T22"/></text:span></text:p>
      <text:h text:style-name="P2" text:outline-level="2"><text:span text:style-name="Emphasis"><text:span text:style-name="T2">2. Comparaison de programmes</text:span></text:span></text:h>
      <text:p text:style-name="P1"><text:span text:style-name="Emphasis"><text:span text:style-name="T13"/></text:span></text:p>
      <text:p text:style-name="P15"><text:span text:style-name="Emphasis"><text:span text:style-name="T55">Point fort :</text:span></text:span></text:p>
      <text:list xml:id="list645988739" text:style-name="L3">
        <text:list-item>
          <text:p text:style-name="P28"><text:span text:style-name="Emphasis"><text:span text:style-name="T26">Le programme fonctionne correc</text:span></text:span><text:span text:style-name="Emphasis"><text:span text:style-name="T30">tement</text:span></text:span></text:p>
        </text:list-item>
        <text:list-item>
          <text:p text:style-name="P28"><text:span text:style-name="Emphasis"><text:span text:style-name="T26">Une documentation</text:span></text:span></text:p>
        </text:list-item>
        <text:list-item>
          <text:p text:style-name="P29"><text:span text:style-name="Emphasis"><text:span text:style-name="T44">Gestion des erreurs</text:span></text:span></text:p>
        </text:list-item>
        <text:list-item>
          <text:p text:style-name="P30"><text:span text:style-name="Emphasis"><text:span text:style-name="T35">Utilisation de</text:span></text:span><text:span text:style-name="Emphasis"><text:span text:style-name="T21"> </text:span></text:span><text:span text:style-name="Emphasis"><text:span text:style-name="T31">différentes </text:span></text:span><text:span text:style-name="Emphasis"><text:span text:style-name="T21">commandes</text:span></text:span></text:p>
          <text:p text:style-name="P30"><text:span text:style-name="Emphasis"><text:span text:style-name="T31">(les commandes basiques ont été testé</text:span></text:span><text:span text:style-name="Emphasis"><text:span text:style-name="T52">es</text:span></text:span><text:span text:style-name="Emphasis"><text:span text:style-name="T31"> : ls</text:span></text:span><text:span text:style-name="Emphasis"><text:span text:style-name="T32">, cat, echo, xxd, etc...) </text:span></text:span></text:p>
        </text:list-item>
        <text:list-item>
          <text:p text:style-name="P31"><text:span text:style-name="Emphasis"><text:span text:style-name="T33">L</text:span></text:span><text:span text:style-name="Emphasis"><text:span text:style-name="T43">es</text:span></text:span><text:span text:style-name="Emphasis"><text:span text:style-name="T33"> commande</text:span></text:span><text:span text:style-name="Emphasis"><text:span text:style-name="T43">s</text:span></text:span><text:span text:style-name="Emphasis"><text:span text:style-name="T33"> fonctionne</text:span></text:span><text:span text:style-name="Emphasis"><text:span text:style-name="T43">nt</text:span></text:span><text:span text:style-name="Emphasis"><text:span text:style-name="T33"> peu importe le nombre d’argument</text:span></text:span><text:span text:style-name="Emphasis"><text:span text:style-name="T34">s</text:span></text:span></text:p>
        </text:list-item>
        <text:list-item>
          <text:p text:style-name="P32"><text:span text:style-name="Emphasis"><text:span text:style-name="T41">Question bonus → </text:span></text:span><text:span text:style-name="Emphasis"><text:span text:style-name="T42">Les fichiers </text:span></text:span><text:span text:style-name="Emphasis"><text:span text:style-name="T48">créés</text:span></text:span><text:span text:style-name="Emphasis"><text:span text:style-name="T42"> sont correctement </text:span></text:span><text:span text:style-name="Emphasis"><text:span text:style-name="T49">supprimés</text:span></text:span></text:p>
        </text:list-item>
      </text:list>
      <text:p text:style-name="P3"><text:span text:style-name="Emphasis"><text:span text:style-name="T14">Point faible :</text:span></text:span></text:p>
      <text:list xml:id="list1207520083" text:style-name="L4">
        <text:list-item>
          <text:p text:style-name="P37"><text:span text:style-name="Emphasis"><text:span text:style-name="T113">Il manque la gestion de quelques erreurs</text:span></text:span></text:p>
        </text:list-item>
        <text:list-item>
          <text:p text:style-name="P33"><text:span text:style-name="Emphasis"><text:span text:style-name="T120">Il </text:span></text:span><text:span text:style-name="Emphasis"><text:span text:style-name="T121">doit </text:span></text:span><text:span text:style-name="Emphasis"><text:span text:style-name="T122">forcément avoir</text:span></text:span><text:span text:style-name="Emphasis"><text:span text:style-name="T120"> 2 commandes</text:span></text:span></text:p>
        </text:list-item>
        <text:list-item>
          <text:p text:style-name="P38"><text:span text:style-name="Emphasis"><text:span text:style-name="T3">Il manque la création d</text:span></text:span><text:span text:style-name="Emphasis"><text:span text:style-name="T4">es</text:span></text:span><text:span text:style-name="Emphasis"><text:span text:style-name="T3"> fichier</text:span></text:span><text:span text:style-name="Emphasis"><text:span text:style-name="T4">s </text:span></text:span><text:span text:style-name="Emphasis"><text:span text:style-name="T3">temporaire</text:span></text:span><text:span text:style-name="Emphasis"><text:span text:style-name="T8">s</text:span></text:span><text:span text:style-name="Emphasis"><text:span text:style-name="T3"> </text:span></text:span><text:span text:style-name="Emphasis"><text:span text:style-name="T4">à l’aide de mkstemp </text:span></text:span><text:span text:style-name="Emphasis"><text:span text:style-name="T5">(fichiers « temporaire</text:span></text:span><text:span text:style-name="Emphasis"><text:span text:style-name="T7">s »</text:span></text:span><text:span text:style-name="Emphasis"><text:span text:style-name="T5"> créés puis supprimé</text:span></text:span><text:span text:style-name="Emphasis"><text:span text:style-name="T6">s)</text:span></text:span></text:p>
        </text:list-item>
        <text:list-item>
          <text:p text:style-name="P39"><text:span text:style-name="Emphasis"><text:span text:style-name="T10">Lorsque l’on veut utiliser une commande avec </text:span></text:span><text:span text:style-name="Emphasis"><text:span text:style-name="T11">d</text:span></text:span><text:span text:style-name="Emphasis"><text:span text:style-name="T10">es options qui commencent par « -- » dans la ligne de commande, ça fonctionne </text:span></text:span><text:span text:style-name="Emphasis"><text:span text:style-name="T11">uniquement si c’est la 2ème commande.</text:span></text:span></text:p>
        </text:list-item>
      </text:list>
      <text:p text:style-name="P3"><text:span text:style-name="Emphasis"><text:span text:style-name="T16"/></text:span></text:p>
      <text:p text:style-name="P18"><text:span text:style-name="Emphasis"><text:span text:style-name="T57"/></text:span></text:p>
      <text:p text:style-name="P19"><text:span text:style-name="Emphasis"><text:span text:style-name="T57">2) </text:span></text:span><text:span text:style-name="Emphasis"><text:span text:style-name="T58">L’interface </text:span></text:span><text:span text:style-name="Emphasis"><text:span text:style-name="T59">de </text:span></text:span><text:span text:style-name="Emphasis"><text:span text:style-name="T60">bas-niveau</text:span></text:span><text:span text:style-name="Emphasis"><text:span text:style-name="T59"> est utilisé</text:span></text:span><text:span text:style-name="Emphasis"><text:span text:style-name="T82">e</text:span></text:span><text:span text:style-name="Emphasis"><text:span text:style-name="T59"> dans l’</text:span></text:span><text:span text:style-name="Emphasis"><text:span text:style-name="T61">exercice 2 </text:span></text:span><text:span text:style-name="Emphasis"><text:span text:style-name="T62">parce que les fonctions étaient plus simples </text:span></text:span><text:span text:style-name="Emphasis"><text:span text:style-name="T65">à</text:span></text:span><text:span text:style-name="Emphasis"><text:span text:style-name="T62"> gérer </text:span></text:span><text:span text:style-name="Emphasis"><text:span text:style-name="T63">qu’</text:span></text:span><text:span text:style-name="Emphasis"><text:span text:style-name="T62">en haut-niveau et que </text:span></text:span><text:span text:style-name="Emphasis"><text:span text:style-name="T64">nous voul</text:span></text:span><text:span text:style-name="Emphasis"><text:span text:style-name="T81">i</text:span></text:span><text:span text:style-name="Emphasis"><text:span text:style-name="T64">ons</text:span></text:span><text:span text:style-name="Emphasis"><text:span text:style-name="T62"> utiliser. (dup2, mkstemp, etc...)</text:span></text:span></text:p>
      <text:p text:style-name="P3"><text:span text:style-name="Emphasis"><text:span text:style-name="T16"/></text:span></text:p>
      <text:p text:style-name="P20"><text:span text:style-name="Emphasis"><text:span text:style-name="T54">3</text:span></text:span><text:span text:style-name="Emphasis"><text:span text:style-name="T56">)</text:span></text:span><text:span text:style-name="Emphasis"><text:span text:style-name="T54"> </text:span></text:span><text:span text:style-name="Emphasis"><text:span text:style-name="T85">Tout d’abord, nous avons récupéré </text:span></text:span><text:span text:style-name="Emphasis"><text:span text:style-name="T87">en paramètre</text:span></text:span><text:span text:style-name="Emphasis"><text:span text:style-name="T85"> l</text:span></text:span><text:span text:style-name="Emphasis"><text:span text:style-name="T87">a commande 1 et la commande 2 </text:span></text:span><text:span text:style-name="Emphasis"><text:span text:style-name="T88">grâce à une boucle qui récupère </text:span></text:span><text:span text:style-name="Emphasis"><text:span text:style-name="T89">les chaînes de caractères </text:span></text:span><text:span text:style-name="Emphasis"><text:span text:style-name="T88">« argv ». </text:span></text:span><text:span text:style-name="Emphasis"><text:span text:style-name="T89">Ensuite, on ajoute les chaînes de caractères <text:s/>de la commande 1 dans un tableau cmd1 et de même pour la commande 2 </text:span></text:span><text:span text:style-name="Emphasis"><text:span text:style-name="T90">dans le tableau cmd2.</text:span></text:span></text:p>
      <text:p text:style-name="P20"><text:span text:style-name="Emphasis"><text:span text:style-name="T54"/></text:span></text:p>
      <text:p text:style-name="P20"><text:span text:style-name="Emphasis"><text:span text:style-name="T89">Puis</text:span></text:span><text:span text:style-name="Emphasis"><text:span text:style-name="T66">, </text:span></text:span><text:span text:style-name="Emphasis"><text:span text:style-name="T86">n</text:span></text:span><text:span text:style-name="Emphasis"><text:span text:style-name="T66">ous avons utilisé </text:span></text:span><text:span text:style-name="Emphasis"><text:span text:style-name="T67">execvp</text:span></text:span><text:span text:style-name="Emphasis"><text:span text:style-name="T74">()</text:span></text:span><text:span text:style-name="Emphasis"><text:span text:style-name="T67"> </text:span></text:span><text:span text:style-name="Emphasis"><text:span text:style-name="T80">et</text:span></text:span><text:span text:style-name="Emphasis"><text:span text:style-name="T68"> execlp</text:span></text:span><text:span text:style-name="Emphasis"><text:span text:style-name="T74">()</text:span></text:span><text:span text:style-name="Emphasis"><text:span text:style-name="T67"> pour exécuter les différentes commandes. </text:span></text:span><text:span text:style-name="Emphasis"><text:span text:style-name="T69">Cependant, </text:span></text:span><text:span text:style-name="Emphasis"><text:span text:style-name="T74">tout ce qui vient après</text:span></text:span><text:span text:style-name="Emphasis"><text:span text:style-name="T72"> execvp</text:span></text:span><text:span text:style-name="Emphasis"><text:span text:style-name="T74">()</text:span></text:span><text:span text:style-name="Emphasis"><text:span text:style-name="T72"> ou execlp</text:span></text:span><text:span text:style-name="Emphasis"><text:span text:style-name="T74">()</text:span></text:span><text:span text:style-name="Emphasis"><text:span text:style-name="T72"> </text:span></text:span><text:span text:style-name="Emphasis"><text:span text:style-name="T75">ne s’exécute pas </text:span></text:span><text:span text:style-name="Emphasis"><text:span text:style-name="T70">donc il faut utilis</text:span></text:span><text:span text:style-name="Emphasis"><text:span text:style-name="T75">er</text:span></text:span><text:span text:style-name="Emphasis"><text:span text:style-name="T70"> un fork</text:span></text:span><text:span text:style-name="Emphasis"><text:span text:style-name="T75">()</text:span></text:span><text:span text:style-name="Emphasis"><text:span text:style-name="T70"> afin </text:span></text:span><text:span text:style-name="Emphasis"><text:span text:style-name="T71">d</text:span></text:span><text:span text:style-name="Emphasis"><text:span text:style-name="T73">e créer un processus fils et </text:span></text:span><text:span text:style-name="Emphasis"><text:span text:style-name="T83">d’</text:span></text:span><text:span text:style-name="Emphasis"><text:span text:style-name="T73">exécuter </text:span></text:span><text:span text:style-name="Emphasis"><text:span text:style-name="T77">une commande</text:span></text:span><text:span text:style-name="Emphasis"><text:span text:style-name="T73">.</text:span></text:span></text:p>
      <text:p text:style-name="P16"><text:span text:style-name="Emphasis"><text:span text:style-name="T73"/></text:span></text:p>
      <text:p text:style-name="P17"><text:span text:style-name="Emphasis"><text:span text:style-name="T76">Dans notre programme nous</text:span></text:span><text:span text:style-name="Emphasis"><text:span text:style-name="T84">,</text:span></text:span><text:span text:style-name="Emphasis"><text:span text:style-name="T76"> avons utilisé 3 fork() pour exécuter 3 commandes, c’est-à-dire, la commande 1, ensuite la commande 2 et enfin la commande diff -u qui permet de </text:span></text:span><text:span text:style-name="Emphasis"><text:span text:style-name="T78">comparer les fichiers A et B et afficher les différences </text:span></text:span><text:span text:style-name="Emphasis"><text:span text:style-name="T79">s’il y en a</text:span></text:span><text:span text:style-name="Emphasis"><text:span text:style-name="T78">.</text:span></text:span></text:p>
      <text:p text:style-name="P5"><text:span text:style-name="Emphasis"><text:span text:style-name="T16"/></text:span></text:p>
      <text:p text:style-name="P12"><text:span text:style-name="Emphasis"><text:span text:style-name="T53">4</text:span></text:span><text:span text:style-name="Emphasis"><text:span text:style-name="T56">)</text:span></text:span><text:span text:style-name="Emphasis"><text:span text:style-name="T53"> </text:span></text:span><text:span text:style-name="Emphasis"><text:span text:style-name="T20">Le programme d</text:span></text:span><text:span text:style-name="Emphasis"><text:span text:style-name="T39">u deuxième </text:span></text:span><text:span text:style-name="Emphasis"><text:span text:style-name="T40">exercice</text:span></text:span><text:span text:style-name="Emphasis"><text:span text:style-name="T38"> </text:span></text:span><text:span text:style-name="Emphasis"><text:span text:style-name="T20">peut être utilisé pour vérifier le programme du premier exercice en utilisant la commande :</text:span></text:span></text:p>
      <text:p text:style-name="P4"><text:span text:style-name="Emphasis"><text:span text:style-name="T119"/></text:span></text:p>
      <text:p text:style-name="P3"><text:span text:style-name="Emphasis"><text:span text:style-name="T110">$ </text:span></text:span><text:span text:style-name="Emphasis"><text:span text:style-name="T111">./</text:span></text:span><text:span text:style-name="Emphasis"><text:span text:style-name="T112">compare ./xxd texte.txt -- xxd texte.txt</text:span></text:span></text:p>
      <text:p text:style-name="P13"><text:span text:style-name="Emphasis"><text:span text:style-name="T98"/></text:span></text:p>
      <text:p text:style-name="P13"><text:span text:style-name="Emphasis"><text:span text:style-name="T95">La commande </text:span></text:span><text:span text:style-name="Emphasis"><text:span text:style-name="T109">c</text:span></text:span><text:span text:style-name="Emphasis"><text:span text:style-name="T95">i-dess</text:span></text:span><text:span text:style-name="Emphasis"><text:span text:style-name="T103">us p</text:span></text:span><text:span text:style-name="Emphasis"><text:span text:style-name="T95">ermet </text:span></text:span><text:span text:style-name="Emphasis"><text:span text:style-name="T96">de vérifier si </text:span></text:span><text:span text:style-name="Emphasis"><text:span text:style-name="T105">le</text:span></text:span><text:span text:style-name="Emphasis"><text:span text:style-name="T104"> </text:span></text:span><text:span text:style-name="Emphasis"><text:span text:style-name="T107">résultat du programme</text:span></text:span><text:span text:style-name="Emphasis"><text:span text:style-name="T102"> du</text:span></text:span><text:span text:style-name="Emphasis"><text:span text:style-name="T99"> premier exercice</text:span></text:span><text:span text:style-name="Emphasis"><text:span text:style-name="T97"> est identique </text:span></text:span><text:span text:style-name="Emphasis"><text:span text:style-name="T108">au résultat de</text:span></text:span><text:span text:style-name="Emphasis"><text:span text:style-name="T97"> la commande xxd </text:span></text:span><text:span text:style-name="Emphasis"><text:span text:style-name="T101">du système</text:span></text:span><text:span text:style-name="Emphasis"><text:span text:style-name="T97">. </text:span></text:span><text:span text:style-name="Emphasis"><text:span text:style-name="T106">En effet</text:span></text:span><text:span text:style-name="Emphasis"><text:span text:style-name="T95">, </text:span></text:span><text:span text:style-name="Emphasis"><text:span text:style-name="T100">l</text:span></text:span><text:span text:style-name="Emphasis"><text:span text:style-name="T94">es fichiers sont identiques.</text:span></text:span></text:p>
      <text:p text:style-name="P3"><text:span text:style-name="Emphasis"><text:span text:style-name="T1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><draw:frame draw:style-name="Mfr1" draw:name="Image1" text:anchor-type="char" svg:x="10.693cm" svg:y="-1.293cm" svg:width="6.258cm" svg:height="2.254cm" draw:z-index="0"><draw:image xlink:href="Pictures/10000001000002D700000106F703635A61E5443D.png" xlink:type="simple" xlink:show="embed" xlink:actuate="onLoad" draw:mime-type="image/png"/></draw:frame><draw:frame draw:style-name="Mfr1" draw:name="Image2" text:anchor-type="char" svg:x="0.023cm" svg:y="-1.293cm" svg:width="5.054cm" svg:height="2.254cm" draw:z-index="1"><draw:image xlink:href="Pictures/100000010000024B00000106660CED079D9F2FFA.png" xlink:type="simple" xlink:show="embed" xlink:actuate="onLoad" draw:mime-type="image/png"/></draw:frame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4:27:31.598267908</meta:creation-date>
    <meta:generator>LibreOffice/7.3.6.2$Linux_X86_64 LibreOffice_project/30$Build-2</meta:generator>
    <dc:date>2022-11-09T11:29:53.812779370</dc:date>
    <meta:editing-duration>PT4H41M31S</meta:editing-duration>
    <meta:editing-cycles>206</meta:editing-cycles>
    <meta:document-statistic meta:table-count="0" meta:image-count="2" meta:object-count="0" meta:page-count="2" meta:paragraph-count="38" meta:word-count="445" meta:character-count="2593" meta:non-whitespace-character-count="2206"/>
  </office:meta>
</office:document-meta>
</file>